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KRV Home Office</text:title></text:p>
      <text:p text:style-name="OrgTitle"/>
      <text:p text:style-name="OrgSubtitle"><text:initial-creator>KRV Perer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83c4d0">1. First Heading</text:a></text:p>
          <text:p text:style-name="Contents_20_2"><text:a xlink:type="simple" xlink:href="#org038f672">1.1. This is a sub heading</text:a></text:p>
          <text:p text:style-name="Contents_20_1"><text:a xlink:type="simple" xlink:href="#org69ac806">2. Second Heading</text:a></text:p>
          <text:p text:style-name="Contents_20_1"><text:a xlink:type="simple" xlink:href="#orgf1ef3cd">3. Watch videos to learn</text:a></text:p>
          <text:p text:style-name="Contents_20_2"><text:a xlink:type="simple" xlink:href="#org9800057">3.1. <text:span text:style-name="OrgTodo">TODO</text:span> Running a Buffer Overflow Attack - ComputerPhile</text:a></text:p>
          <text:p text:style-name="Contents_20_2"><text:a xlink:type="simple" xlink:href="#org9a51659">3.2. TODO Getting Started With Org Mode</text:a></text:p>
          <text:p text:style-name="Contents_20_1"><text:a xlink:type="simple" xlink:href="#org17cef4b">4. life and jobs</text:a></text:p>
          <text:p text:style-name="Contents_20_2"><text:a xlink:type="simple" xlink:href="#org5e1e86d">4.1. <text:span text:style-name="OrgTodo">TODO</text:span> Cover letter and CV</text:a></text:p>
          <text:p text:style-name="Contents_20_2"><text:a xlink:type="simple" xlink:href="#orgc7b3a48">4.2. <text:span text:style-name="OrgTodo">TODO</text:span> QT course</text:a></text:p>
          <text:p text:style-name="Contents_20_2"><text:a xlink:type="simple" xlink:href="#org002221f">4.3. <text:span text:style-name="OrgTodo">TODO</text:span> Other courses</text:a></text:p>
          <text:p text:style-name="Contents_20_2"><text:a xlink:type="simple" xlink:href="#org30fc6be">4.4. <text:span text:style-name="OrgTodo">TODO</text:span> JavaScript course</text:a></text:p>
          <text:p text:style-name="Contents_20_1"><text:a xlink:type="simple" xlink:href="#orgf0b3009">5. Office tasks</text:a></text:p>
          <text:p text:style-name="Contents_20_2"><text:a xlink:type="simple" xlink:href="#orgdde0d7b">5.1. <text:span text:style-name="OrgTodo">TODO</text:span> closure annotations - fields</text:a></text:p>
          <text:p text:style-name="Contents_20_2"><text:a xlink:type="simple" xlink:href="#orgc3f6495">5.2. <text:span text:style-name="OrgTodo">TODO</text:span> closure start actions</text:a></text:p>
          <text:p text:style-name="Contents_20_2"><text:a xlink:type="simple" xlink:href="#org037a662">5.3. code reviews</text:a></text:p>
          <text:p text:style-name="Contents_20_3"><text:a xlink:type="simple" xlink:href="#orga336b82">5.3.1. dulmina</text:a></text:p>
          <text:p text:style-name="Contents_20_3"><text:a xlink:type="simple" xlink:href="#orgfb2149c">5.3.2. gimantha</text:a></text:p>
          <text:p text:style-name="Contents_20_3"><text:a xlink:type="simple" xlink:href="#orgd37d47b">5.3.3. lochana</text:a></text:p>
          <text:p text:style-name="Contents_20_1"><text:a xlink:type="simple" xlink:href="#org9c4a5ca">6. Elden Ring</text:a></text:p>
          <text:p text:style-name="Contents_20_2"><text:a xlink:type="simple" xlink:href="#orgcbbac0b">6.1. <text:span text:style-name="OrgTodo">TODO</text:span> Elden Ring Walk Through - FightinCowboy</text:a></text:p>
          <text:p text:style-name="Contents_20_2"><text:a xlink:type="simple" xlink:href="#orga10cd14">6.2. Channels</text:a></text:p>
          <text:p text:style-name="Contents_20_1"><text:a xlink:type="simple" xlink:href="#org666a5ed">7. Latex Integration</text:a></text:p>
        </text:index-body>
      </text:table-of-content>
      <text:h text:style-name="Heading_20_1" text:outline-level="1" text:is-list-header="false">
<text:bookmark-start text:name="OrgXref.orgc83c4d0"/>
<text:bookmark text:name="orgc83c4d0"/>First Heading
<text:bookmark-end text:name="OrgXref.orgc83c4d0"/></text:h>
      <text:p text:style-name="Text_20_body">Here is some content
</text:p>
      <text:h text:style-name="Heading_20_2" text:outline-level="2" text:is-list-header="false">
<text:bookmark-start text:name="OrgXref.org038f672"/>
<text:bookmark text:name="org038f672"/>This is a sub heading
<text:bookmark-end text:name="OrgXref.org038f672"/></text:h>
      <text:p text:style-name="Text_20_body">More
</text:p>
      <text:h text:style-name="Heading_20_1" text:outline-level="1" text:is-list-header="false">
<text:bookmark-start text:name="OrgXref.org69ac806"/>
<text:bookmark text:name="org69ac806"/>Second Heading
<text:bookmark-end text:name="OrgXref.org69ac806"/></text:h>
      <text:h text:style-name="Heading_20_1" text:outline-level="1" text:is-list-header="false">
<text:bookmark-start text:name="OrgXref.orgf1ef3cd"/>
<text:bookmark text:name="orgf1ef3cd"/>Watch videos to learn
<text:bookmark-end text:name="OrgXref.orgf1ef3cd"/></text:h>
      <text:h text:style-name="Heading_20_2" text:outline-level="2" text:is-list-header="false">
<text:bookmark-start text:name="OrgXref.org9800057"/>
<text:bookmark text:name="org9800057"/><text:span text:style-name="OrgTodo">TODO</text:span> Running a Buffer Overflow Attack - <text:a xlink:type="simple" xlink:href="https://www.youtube.com/watch?v=1S0aBV-Waeo">ComputerPhile</text:a>
<text:bookmark-end text:name="OrgXref.org9800057"/></text:h>
      <text:h text:style-name="Heading_20_2" text:outline-level="2" text:is-list-header="false">
<text:bookmark-start text:name="OrgXref.org9a51659"/>
<text:bookmark text:name="org9a51659"/>TODO<text:a xlink:type="simple" xlink:href="https://www.youtube.com/watch?v=SzA2YODtgK4"> Getting Started With Org Mode</text:a>
<text:bookmark-end text:name="OrgXref.org9a51659"/></text:h>
      <text:h text:style-name="Heading_20_1" text:outline-level="1" text:is-list-header="false">
<text:bookmark-start text:name="OrgXref.org17cef4b"/>
<text:bookmark text:name="org17cef4b"/>life and jobs
<text:bookmark-end text:name="OrgXref.org17cef4b"/></text:h>
      <text:h text:style-name="Heading_20_2" text:outline-level="2" text:is-list-header="false">
<text:bookmark-start text:name="OrgXref.org5e1e86d"/>
<text:bookmark text:name="org5e1e86d"/><text:span text:style-name="OrgTodo">TODO</text:span> Cover letter and CV
<text:bookmark-end text:name="OrgXref.org5e1e86d"/></text:h>
      <text:h text:style-name="Heading_20_2" text:outline-level="2" text:is-list-header="false">
<text:bookmark-start text:name="OrgXref.orgc7b3a48"/>
<text:bookmark text:name="orgc7b3a48"/><text:span text:style-name="OrgTodo">TODO</text:span> QT course
<text:bookmark-end text:name="OrgXref.orgc7b3a48"/></text:h>
      <text:h text:style-name="Heading_20_2" text:outline-level="2" text:is-list-header="false">
<text:bookmark-start text:name="OrgXref.org002221f"/>
<text:bookmark text:name="org002221f"/><text:span text:style-name="OrgTodo">TODO</text:span> Other courses
<text:bookmark-end text:name="OrgXref.org002221f"/></text:h>
      <text:h text:style-name="Heading_20_2" text:outline-level="2" text:is-list-header="false">
<text:bookmark-start text:name="OrgXref.org30fc6be"/>
<text:bookmark text:name="org30fc6be"/><text:span text:style-name="OrgTodo">TODO</text:span> JavaScript course
<text:bookmark-end text:name="OrgXref.org30fc6be"/></text:h>
      <text:h text:style-name="Heading_20_1" text:outline-level="1" text:is-list-header="false">
<text:bookmark-start text:name="OrgXref.orgf0b3009"/>
<text:bookmark text:name="orgf0b3009"/>Office tasks
<text:bookmark-end text:name="OrgXref.orgf0b3009"/></text:h>
      <text:h text:style-name="Heading_20_2" text:outline-level="2" text:is-list-header="false">
<text:bookmark-start text:name="OrgXref.orgdde0d7b"/>
<text:bookmark text:name="orgdde0d7b"/><text:span text:style-name="OrgTodo">TODO</text:span> closure annotations - fields
<text:bookmark-end text:name="OrgXref.orgdde0d7b"/></text:h>
      <text:h text:style-name="Heading_20_2" text:outline-level="2" text:is-list-header="false">
<text:bookmark-start text:name="OrgXref.orgc3f6495"/>
<text:bookmark text:name="orgc3f6495"/><text:span text:style-name="OrgTodo">TODO</text:span> closure start actions
<text:bookmark-end text:name="OrgXref.orgc3f6495"/></text:h>
      <text:h text:style-name="Heading_20_2" text:outline-level="2" text:is-list-header="false">
<text:bookmark-start text:name="OrgXref.org037a662"/>
<text:bookmark text:name="org037a662"/>code reviews
<text:bookmark-end text:name="OrgXref.org037a662"/></text:h>
      <text:h text:style-name="Heading_20_3" text:outline-level="3" text:is-list-header="false">
<text:bookmark-start text:name="OrgXref.orga336b82"/>
<text:bookmark text:name="orga336b82"/>dulmina
<text:bookmark-end text:name="OrgXref.orga336b82"/></text:h>
      <text:list text:style-name="OrgNumberedList" text:continue-numbering="false">
        <text:list-item>
          <text:p text:style-name="Text_20_body">
<text:bookmark-start text:name="OrgXref.org6abe40f"/>
<text:bookmark text:name="org6abe40f"/><text:span text:style-name="OrgTodo">TODO</text:span> spec conformance test
<text:bookmark-end text:name="OrgXref.org6abe40f"/></text:p>
        </text:list-item>
      </text:list>
      <text:h text:style-name="Heading_20_3" text:outline-level="3" text:is-list-header="false">
<text:bookmark-start text:name="OrgXref.orgfb2149c"/>
<text:bookmark text:name="orgfb2149c"/>gimantha
<text:bookmark-end text:name="OrgXref.orgfb2149c"/></text:h>
      <text:h text:style-name="Heading_20_3" text:outline-level="3" text:is-list-header="false">
<text:bookmark-start text:name="OrgXref.orgd37d47b"/>
<text:bookmark text:name="orgd37d47b"/>lochana
<text:bookmark-end text:name="OrgXref.orgd37d47b"/></text:h>
      <text:list text:style-name="OrgNumberedList" text:continue-numbering="false">
        <text:list-item>
          <text:p text:style-name="Text_20_body">
<text:bookmark-start text:name="OrgXref.org440353f"/>
<text:bookmark text:name="org440353f"/><text:span text:style-name="OrgTodo">TODO</text:span> isSameType <text:a xlink:type="simple" xlink:href="https://github.com/ballerina-platform/ballerina-lang/pull/35925">pr</text:a>
<text:bookmark-end text:name="OrgXref.org440353f"/></text:p>
          <text:p text:style-name="OrgSrcBlock"><text:s/><text:s/><text:s/><text:s/><text:s/><text:s/><text:span text:style-name="OrgSrcFontLockTypeFace">TypePai</text:span><text:span text:style-name="OrgSrcFontLockTypeFace">r</text:span><text:s/><text:span text:style-name="OrgSrcFontLockVariableNameFace">pair</text:span><text:s/>=<text:s/><text:span text:style-name="OrgSrcFontLockKeywordFace">new</text:span><text:s/><text:span text:style-name="OrgSrcFontLockTypeFace">TypePair</text:span><text:span text:style-name="OrgSrcRainbowDelimitersDepth1Face">(</text:span>source,<text:s/>target<text:span text:style-name="OrgSrcRainbowDelimitersDepth1Face">)</text:span>;</text:p>
          <text:p text:style-name="OrgSrcBlock"><text:s/><text:s/><text:s/><text:s/><text:s/><text:s/><text:span text:style-name="OrgSrcFontLockKeywordFace">if</text:span><text:s/><text:span text:style-name="OrgSrcRainbowDelimitersDepth1Face">(</text:span>unresolvedTypes.contains<text:span text:style-name="OrgSrcRainbowDelimitersDepth2Face">(</text:span>pair<text:span text:style-name="OrgSrcRainbowDelimitersDepth2Face">)</text:span><text:span text:style-name="OrgSrcRainbowDelimitersDepth1Face">)</text:span><text:s/><text:span text:style-name="OrgSrcRainbowDelimitersDepth1Face">{</text:span></text:p>
          <text:p text:style-name="OrgSrcBlock"><text:s/><text:s/><text:s/><text:s/><text:s/><text:s/><text:s/><text:s/><text:s/><text:s/><text:span text:style-name="OrgSrcFontLockKeywordFace">return</text:span><text:s/><text:span text:style-name="OrgSrcFontLockConstantFace">true</text:span>;<text:s/><text:span text:style-name="OrgSrcFontLockCommentDelimiterFace">//<text:s/></text:span><text:span text:style-name="OrgSrcFontLockCommentFace">THIS<text:s/>IS<text:s/>TRUE<text:s/>FOR<text:s/>CYCLIC<text:s/>TYPES,<text:s/>NOT<text:s/>FOR<text:s/>OTHER<text:s/>TYPES.</text:span></text:p>
          <text:p text:style-name="OrgSrcBlock"><text:s/><text:s/><text:s/><text:s/><text:s/><text:s/><text:span text:style-name="OrgSrcRainbowDelimitersDepth1Face">}</text:span></text:p>
          <text:p text:style-name="OrgSrcBlock"><text:s/><text:s/><text:s/><text:s/><text:s/><text:s/>unresolvedTypes.add<text:span text:style-name="OrgSrcRainbowDelimitersDepth1Face">(</text:span>pair<text:span text:style-name="OrgSrcRainbowDelimitersDepth1Face">)</text:span>;</text:p>
          <text:p text:style-name="OrgSrcBlock"><text:s/><text:s/><text:s/><text:s/><text:s/><text:s/><text:span text:style-name="OrgSrcFontLockTypeFace">BTypeVisitor</text:span><text:span text:style-name="OrgSrcRainbowDelimitersDepth1Face">&lt;</text:span><text:span text:style-name="OrgSrcFontLockTypeFace">BType</text:span>,<text:s/><text:span text:style-name="OrgSrcFontLockTypeFace">Boolean</text:span><text:span text:style-name="OrgSrcRainbowDelimitersDepth1Face">&gt;</text:span><text:s/><text:span text:style-name="OrgSrcFontLockVariableNameFace">sameTypeVisitor</text:span><text:s/>=<text:s/><text:span text:style-name="OrgSrcFontLockKeywordFace">new</text:span><text:s/><text:span text:style-name="OrgSrcFontLockTypeFace">BSameTypeVisitor</text:span><text:span text:style-name="OrgSrcRainbowDelimitersDepth1Face">(</text:span>unresolvedTypes<text:span text:style-name="OrgSrcRainbowDelimitersDepth1Face">)</text:span>;</text:p>
          <text:p text:style-name="OrgSrcBlock"><text:s/><text:s/><text:s/><text:s/><text:s/><text:s/><text:span text:style-name="OrgSrcFontLockTypeFace">boolea</text:span><text:span text:style-name="OrgSrcFontLockTypeFace">n</text:span><text:s/><text:span text:style-name="OrgSrcFontLockVariableNameFace">result</text:span><text:s/>=<text:s/>target.accept<text:span text:style-name="OrgSrcRainbowDelimitersDepth1Face">(</text:span>sameTypeVisitor,<text:s/>source<text:span text:style-name="OrgSrcRainbowDelimitersDepth1Face">)</text:span>;</text:p>
          <text:p text:style-name="OrgSrcBlock"><text:s/><text:s/><text:s/><text:s/><text:s/><text:s/><text:span text:style-name="OrgSrcFontLockKeywordFace">if</text:span><text:s/><text:span text:style-name="OrgSrcRainbowDelimitersDepth1Face">(</text:span>result<text:span text:style-name="OrgSrcRainbowDelimitersDepth1Face">)</text:span><text:s/><text:span text:style-name="OrgSrcRainbowDelimitersDepth1Face">{</text:span></text:p>
          <text:p text:style-name="OrgSrcBlock"><text:s/><text:s/><text:s/><text:s/><text:s/><text:s/><text:s/><text:s/><text:s/><text:s/><text:span text:style-name="OrgSrcFontLockKeywordFace">return</text:span><text:s/><text:span text:style-name="OrgSrcFontLockConstantFace">true</text:span>;</text:p>
          <text:p text:style-name="OrgSrcBlock"><text:s/><text:s/><text:s/><text:s/><text:s/><text:s/><text:span text:style-name="OrgSrcRainbowDelimitersDepth1Face">}</text:span></text:p>
          <text:p text:style-name="OrgSrcBlock"><text:s/><text:s/><text:s/><text:s/><text:s/><text:s/>unresolvedTypes.remove<text:span text:style-name="OrgSrcRainbowDelimitersDepth1Face">(</text:span>pair<text:span text:style-name="OrgSrcRainbowDelimitersDepth1Face">)</text:span>;</text:p>
          <text:p text:style-name="OrgSrcBlockLastLine"><text:s/><text:s/><text:s/><text:s/><text:s/><text:s/><text:span text:style-name="OrgSrcFontLockKeywordFace">return</text:span><text:s/><text:span text:style-name="OrgSrcFontLockConstantFace">false</text:span>;</text:p>
          <text:p text:style-name="OrgSrcBlock"><text:span text:style-name="OrgSrcFontLockKeywordFace">def</text:span><text:s/><text:span text:style-name="OrgSrcFontLockFunctionNameFace">fact</text:span>(n)</text:p>
          <text:p text:style-name="OrgSrcBlock"><text:s/><text:s/><text:span text:style-name="OrgSrcFontLockKeywordFace">if</text:span><text:s/>n==<text:s/><text:span text:style-name="OrgSrcHighlightNumbersNumber">0</text:span></text:p>
          <text:p text:style-name="OrgSrcBlock"><text:s/><text:s/><text:s/><text:s/><text:span text:style-name="OrgSrcHighlightNumbersNumber">1</text:span></text:p>
          <text:p text:style-name="OrgSrcBlock"><text:s/><text:s/><text:span text:style-name="OrgSrcFontLockKeywordFace">else</text:span></text:p>
          <text:p text:style-name="OrgSrcBlock"><text:s/><text:s/><text:s/><text:s/>n<text:s/>*<text:s/>fact(n<text:s/>-<text:s/><text:span text:style-name="OrgSrcHighlightNumbersNumber">1</text:span>)</text:p>
          <text:p text:style-name="OrgSrcBlock"><text:s/><text:s/><text:span text:style-name="OrgSrcFontLockKeywordFace">end</text:span></text:p>
          <text:p text:style-name="OrgSrcBlock"><text:span text:style-name="OrgSrcFontLockKeywordFace">end</text:span></text:p>
          <text:p text:style-name="OrgSrcBlockLastLine">fact(<text:span text:style-name="OrgSrcHighlightNumbersNumber">5</text:span>)</text:p>
        </text:list-item>
      </text:list>
      <text:h text:style-name="Heading_20_1" text:outline-level="1" text:is-list-header="false">
<text:bookmark-start text:name="OrgXref.org9c4a5ca"/>
<text:bookmark text:name="org9c4a5ca"/>Elden Ring
<text:bookmark-end text:name="OrgXref.org9c4a5ca"/></text:h>
      <text:h text:style-name="Heading_20_2" text:outline-level="2" text:is-list-header="false">
<text:bookmark-start text:name="OrgXref.orgcbbac0b"/>
<text:bookmark text:name="orgcbbac0b"/><text:span text:style-name="OrgTodo">TODO</text:span> <text:a xlink:type="simple" xlink:href="EldenRing.org">Elden Ring Walk Through - FightinCowboy</text:a>
<text:bookmark-end text:name="OrgXref.orgcbbac0b"/></text:h>
      <text:h text:style-name="Heading_20_2" text:outline-level="2" text:is-list-header="false">
<text:bookmark-start text:name="OrgXref.orga10cd14"/>
<text:bookmark text:name="orga10cd14"/><text:a xlink:type="simple" xlink:href="EldenRing.org">Channels</text:a>
<text:bookmark-end text:name="OrgXref.orga10cd14"/></text:h>
      <text:h text:style-name="Heading_20_1" text:outline-level="1" text:is-list-header="false">
<text:bookmark-start text:name="OrgXref.org666a5ed"/>
<text:bookmark text:name="org666a5ed"/>Latex Integration
<text:bookmark-end text:name="OrgXref.org666a5ed"/></text:h>
      <text:list text:style-name="OrgBulletedList" text:continue-numbering="false">
        <text:list-item>
          <text:p text:style-name="Text_20_body">Characters: α → β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HighlightNumbersNumber" style:family="text">
      <style:text-properties fo:color="#d8dee9"/>
    </style:style>
    <style:style style:name="OrgSrcFontLockFunctionNameFace" style:family="text">
      <style:text-properties fo:color="#6699cc"/>
    </style:style>
    <style:style style:name="OrgSrcFontLockCommentFace" style:family="text">
      <style:text-properties fo:color="#65737e"/>
    </style:style>
    <style:style style:name="OrgSrcFontLockCommentDelimiterFace" style:family="text">
      <style:text-properties fo:color="#65737e"/>
    </style:style>
    <style:style style:name="OrgSrcFontLockConstantFace" style:family="text">
      <style:text-properties fo:color="#f99157"/>
    </style:style>
    <style:style style:name="OrgSrcRainbowDelimitersDepth2Face" style:family="text">
      <style:text-properties fo:color="#e27e8d"/>
    </style:style>
    <style:style style:name="OrgSrcBlock" style:family="paragraph" style:parent-style-name="Preformatted_20_Text">
      <style:paragraph-properties fo:background-color="#1b2b34" fo:padding="0.049cm" fo:border="0.51pt solid #000000" style:shadow="none">
        <style:background-image/>
      </style:paragraph-properties>
      <style:text-properties fo:color="#d8dee9"/>
    </style:style>
    <style:style style:name="OrgSrcRainbowDelimitersDepth1Face" style:family="text">
      <style:text-properties fo:color="#6699cc"/>
    </style:style>
    <style:style style:name="OrgSrcFontLockKeywordFace" style:family="text">
      <style:text-properties fo:color="#c594c5"/>
    </style:style>
    <style:style style:name="OrgSrcFontLockVariableNameFace" style:family="text">
      <style:text-properties fo:color="#f99157"/>
    </style:style>
    <style:style style:name="OrgSrcFontLockTypeFace" style:family="text">
      <style:text-properties fo:color="#fac863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KRV Perera</dc:creator>
    <meta:initial-creator>KRV Perera</meta:initial-creator>
    <dc:date>2022-05-06T09:44:24</dc:date>
    <meta:creation-date>2022-05-06T09:44:24</meta:creation-date>
    <meta:generator>Emacs 27.1 (Org mode 9.6)</meta:generator>
    <meta:keyword/>
    <dc:subject/>
    <dc:title>KRV Home Office</dc:title>
  </office:meta>
</office:document-meta>
</file>